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hyphenation-ladder-count="no-limi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line-height="150%" fo:text-align="justify" style:justify-single-word="false" fo:hyphenation-ladder-count="no-limit" fo:break-before="page"/>
      <style:text-properties fo:font-size="12pt" fo:font-weight="bold" style:font-size-asian="12pt" style:font-weight-asian="bold" style:font-size-complex="12pt" fo:hyphenate="true" fo:hyphenation-remain-char-count="2" fo:hyphenation-push-char-count="2"/>
    </style:style>
    <style:style style:name="P3" style:family="paragraph" style:parent-style-name="Standard" style:master-page-name="Standard">
      <style:paragraph-properties fo:line-height="150%" fo:text-align="justify" style:justify-single-word="false" fo:hyphenation-ladder-count="no-limit" style:page-number="auto"/>
      <style:text-properties fo:font-size="12pt" fo:font-weight="bold" style:font-size-asian="12pt" style:font-weight-asian="bold" style:font-size-complex="12pt" fo:hyphenate="true" fo:hyphenation-remain-char-count="2" fo:hyphenation-push-char-count="2"/>
    </style:style>
    <style:style style:name="P4" style:family="paragraph" style:parent-style-name="Standard" style:master-page-name="Standard">
      <style:paragraph-properties fo:line-height="150%" fo:text-align="justify" style:justify-single-word="false" fo:hyphenation-ladder-count="no-limit" style:page-number="auto" fo:break-before="page"/>
      <style:text-properties fo:font-size="14pt" fo:font-weight="bold" style:font-size-asian="14pt" style:font-weight-asian="bold" style:font-size-complex="14pt" fo:hyphenate="true" fo:hyphenation-remain-char-count="2" fo:hyphenation-push-char-count="2"/>
    </style:style>
    <style:style style:name="P5" style:family="paragraph" style:parent-style-name="Standard" style:list-style-name="L1">
      <style:paragraph-properties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6" style:family="paragraph" style:parent-style-name="Standard" style:list-style-name="L2">
      <style:paragraph-properties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7" style:family="paragraph" style:parent-style-name="Standard" style:list-style-name="L3">
      <style:paragraph-properties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8" style:family="paragraph" style:parent-style-name="Standard" style:list-style-name="L1">
      <style:paragraph-properties fo:line-height="150%" fo:text-align="justify" style:justify-single-word="false" fo:hyphenation-ladder-count="no-limit"/>
      <style:text-properties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9" style:family="paragraph" style:parent-style-name="Standard" style:list-style-name="L2">
      <style:paragraph-properties fo:line-height="150%" fo:text-align="justify" style:justify-single-word="false" fo:hyphenation-ladder-count="no-limit"/>
      <style:text-properties fo:font-size="12pt" fo:font-weight="normal" style:font-size-asian="12pt" style:font-weight-asian="normal" style:font-size-complex="12pt" style:font-weight-complex="normal" fo:hyphenate="true" fo:hyphenation-remain-char-count="2" fo:hyphenation-push-char-count="2"/>
    </style:style>
    <style:style style:name="P10" style:family="paragraph" style:parent-style-name="Standard" style:list-style-name="L1">
      <style:paragraph-properties fo:line-height="150%" fo:text-align="justify" style:justify-single-word="false" fo:hyphenation-ladder-count="no-limit"/>
      <style:text-properties fo:font-size="12pt" fo:font-weight="bold" style:font-size-asian="12pt" style:font-weight-asian="bold" style:font-size-complex="12pt" style:font-weight-complex="bold" fo:hyphenate="true" fo:hyphenation-remain-char-count="2" fo:hyphenation-push-char-count="2"/>
    </style:style>
    <style:style style:name="P11" style:family="paragraph" style:parent-style-name="Standard" style:list-style-name="L3">
      <style:paragraph-properties fo:line-height="150%" fo:text-align="justify" style:justify-single-word="false" fo:hyphenation-ladder-count="no-limit"/>
      <style:text-properties fo:font-size="12pt" fo:font-weight="bold" style:font-size-asian="12pt" style:font-weight-asian="bold" style:font-size-complex="12pt" fo:hyphenate="true" fo:hyphenation-remain-char-count="2" fo:hyphenation-push-char-count="2"/>
    </style:style>
    <style:style style:name="P12" style:family="paragraph" style:parent-style-name="Standard" style:list-style-name="L3">
      <style:paragraph-properties fo:line-height="150%" fo:text-align="justify" style:justify-single-word="false" fo:hyphenation-ladder-count="no-limit"/>
      <style:text-properties fo:font-size="14pt" fo:font-weight="bold" style:font-size-asian="14pt" style:font-weight-asian="bold" style:font-size-complex="14pt" fo:hyphenate="tru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bold"/>
    </style:style>
    <style:style style:name="T8" style:family="text">
      <style:text-properties fo:color="#000000" style:font-name="Times New Roman" fo:font-style="normal" style:language-asian="en" style:country-asian="US" style:font-style-asian="normal" style:font-name-complex="Verdana" style:language-complex="pt" style:country-complex="BR" style:font-style-complex="normal"/>
    </style:style>
    <style:style style:name="T9" style:family="text">
      <style:text-properties fo:color="#000000" style:font-name="Times New Roman" fo:font-style="normal" fo:font-weight="normal" style:language-asian="en" style:country-asian="US" style:font-style-asian="normal" style:font-weight-asian="normal" style:font-name-complex="Verdana" style:language-complex="pt" style:country-complex="BR" style:font-style-complex="normal" style:font-weight-complex="normal"/>
    </style:style>
    <style:style style:name="T10" style:family="text">
      <style:text-properties style:font-weight-complex="bold"/>
    </style:style>
    <style:style style:name="T11" style:family="text">
      <style:text-properties fo:font-size="12pt" style:font-size-asian="12pt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 de Abreviaturas</text:p>
      <text:list xml:id="list31244267" text:style-name="L1">
        <text:list-item>
          <text:p text:style-name="P5"><text:span text:style-name="T1">Sigla 1 </text:span>– EAD –<text:span text:style-name="T12"> Ensino à Distância</text:span></text:p>
        </text:list-item>
        <text:list-item>
          <text:p text:style-name="P8"><text:span text:style-name="T1">Sigla 2 – Moodle</text:span> – <text:s/><text:span text:style-name="Page_20_Number"><text:span text:style-name="T5">Modular Object-Oriented Dynamic Learning Environment</text:span></text:span></text:p>
        </text:list-item>
        <text:list-item>
          <text:p text:style-name="P8"><text:span text:style-name="T1">Sigla 3 – UFF</text:span> – Universidade Federal Fluminense</text:p>
        </text:list-item>
        <text:list-item>
          <text:p text:style-name="P8"><text:span text:style-name="T1">Sigla 4 – DBA</text:span> – Database Administrator – Administrador de Banco de Dados</text:p>
        </text:list-item>
        <text:list-item>
          <text:p text:style-name="P8"><text:span text:style-name="T1">Sigla 5 – SGBD</text:span> – Sistema Gerenciador de Banco de Dados</text:p>
        </text:list-item>
        <text:list-item>
          <text:p text:style-name="P10">Sigla 6 – GIA –<text:span text:style-name="T6"> Gerenciamento de Informações Acadêmicas</text:span></text:p>
        </text:list-item>
        <text:list-item>
          <text:p text:style-name="P10">Sigla 7 – OLAP<text:span text:style-name="T6"> – Online Analytical Processing</text:span></text:p>
        </text:list-item>
        <text:list-item>
          <text:p text:style-name="P10">Sigla 8 – SQL<text:span text:style-name="T6"> – Structured Query Language – Linguagem de Consulta Estruturada</text:span></text:p>
        </text:list-item>
        <text:list-item>
          <text:p text:style-name="P10">Sigla 9 – BI<text:span text:style-name="T6"> – Business Intelligence – Inteligência do Negócio</text:span></text:p>
        </text:list-item>
        <text:list-item>
          <text:p text:style-name="P10">Sigla<text:span text:style-name="T6"> </text:span>10 – MVC<text:span text:style-name="T6"> – Model View Controller</text:span></text:p>
        </text:list-item>
        <text:list-item>
          <text:p text:style-name="P10">Sigla<text:span text:style-name="T6"> </text:span>11 – TDD –<text:span text:style-name="T6"> Test Driven Development – Desenvolvimento Orientado a Testes</text:span></text:p>
        </text:list-item>
        <text:list-item>
          <text:p text:style-name="P10">Sigla<text:span text:style-name="T6"> </text:span>12 – BDD –<text:span text:style-name="T6"> Behavior Driven Development – Desenvolvimento Orientado a “Comportamento”</text:span></text:p>
        </text:list-item>
        <text:list-item>
          <text:p text:style-name="P10">Sigla<text:span text:style-name="T6"> </text:span>13 – COC<text:span text:style-name="T6"> – Convention Over Configuration</text:span></text:p>
        </text:list-item>
        <text:list-item>
          <text:p text:style-name="P10">Sigla<text:span text:style-name="T6"> </text:span>14 – DRY –<text:span text:style-name="T6"> Don't Repeat Yourself</text:span></text:p>
        </text:list-item>
        <text:list-item>
          <text:p text:style-name="P10">Sigla<text:span text:style-name="T6"> </text:span>15<text:span text:style-name="T6"> – </text:span>TIC<text:span text:style-name="T6"> – Tecnologias de Informação e Comunicação</text:span></text:p>
        </text:list-item>
        <text:list-item>
          <text:p text:style-name="P10">Sigla<text:span text:style-name="T6"> </text:span>16<text:span text:style-name="T6"> – </text:span>HTML<text:span text:style-name="T6"> – HyperText Markup Language – Linguagem de Marcação de Hipertexto</text:span></text:p>
        </text:list-item>
        <text:list-item>
          <text:p text:style-name="P10">Sigla<text:span text:style-name="T6"> </text:span>17<text:span text:style-name="T6"> – </text:span>PHP<text:span text:style-name="T6"> – HyperText Preprocessor</text:span></text:p>
        </text:list-item>
        <text:list-item>
          <text:p text:style-name="P10">Sigla<text:span text:style-name="T6"> </text:span>18<text:span text:style-name="T6"> – </text:span>UF<text:span text:style-name="T6"> – Unidade Federal</text:span></text:p>
        </text:list-item>
        <text:list-item>
          <text:p text:style-name="P10">Sigla<text:span text:style-name="T6"> </text:span>19 – CPF<text:span text:style-name="T6"> – Comprovante de Pessoa Física</text:span> </text:p>
        </text:list-item>
        <text:list-item>
          <text:p text:style-name="P10">Sigla<text:span text:style-name="T6"> </text:span>20 – CNPJ<text:span text:style-name="T6"> – Cadastro Nacional de Pessoa Jurídica</text:span></text:p>
        </text:list-item>
        <text:list-item>
          <text:p text:style-name="P10">Sigla<text:span text:style-name="T6"> </text:span>21 – PMI<text:span text:style-name="T6"> – Project Management Institute</text:span></text:p>
        </text:list-item>
      </text:list>
      <text:p text:style-name="P2">Lista de Figuras</text:p>
      <text:list xml:id="list31258361" text:style-name="L2">
        <text:list-item>
          <text:p text:style-name="P6"><text:span text:style-name="T1">Figura 1</text:span> – <text:span text:style-name="T12">Diagrama de Classe Conceitual – Gerenciamento de Informações Acadêmicas.</text:span></text:p>
        </text:list-item>
        <text:list-item>
          <text:p text:style-name="P9"><text:span text:style-name="T1">Figura 2 – </text:span>Diagrama de Classe Conceitual – Mural de Estágios.</text:p>
        </text:list-item>
        <text:list-item>
          <text:p text:style-name="P9"><text:span text:style-name="T1">Figura 3 – </text:span>Diagrama de Classe Conceitual – Consultas Parametrizadas das Avaliações.</text:p>
        </text:list-item>
        <text:list-item>
          <text:p text:style-name="P9"><text:span text:style-name="T1">Figura 4 – </text:span>Diagrama de Classe Conceitual – Constulas Parametrizadas das Freqüências.</text:p>
        </text:list-item>
        <text:list-item>
          <text:p text:style-name="P9"><text:span text:style-name="T1">Figura 5 – </text:span>Diagrama de Casos de Uso – Secretaria Acadêmica.</text:p>
        </text:list-item>
        <text:list-item>
          <text:p text:style-name="P9"><text:span text:style-name="T1">Figura 6 – </text:span>Diagrama de Casos de Uso – Administrador, Aluno e DBA.</text:p>
        </text:list-item>
        <text:list-item>
          <text:p text:style-name="P9"><text:span text:style-name="T1">Figura 7 –</text:span> Diagrama de Casos de Uso – Professor e Coordenador</text:p>
        </text:list-item>
        <text:list-item>
          <text:p text:style-name="P9"><text:span text:style-name="T1">Figura 8 </text:span>– Diagrama de Transição de Estados – Classe ARQUIVO</text:p>
        </text:list-item>
        <text:list-item>
          <text:p text:style-name="P9"><text:span text:style-name="T4">Figura 9 – </text:span><text:span text:style-name="Page_20_Number"><text:span text:style-name="T8">Diagrama de Transição de Estados – Classe EMENTA</text:span></text:span></text:p>
        </text:list-item>
        <text:list-item>
          <text:p text:style-name="P9"><text:span text:style-name="T4">Figura 10 – </text:span><text:span text:style-name="Page_20_Number"><text:span text:style-name="T8">Diagrama de Transição de Estados – Classe REALIZA</text:span></text:span></text:p>
        </text:list-item>
        <text:list-item>
          <text:p text:style-name="P9"><text:span text:style-name="T4">Figura 11 – </text:span><text:span text:style-name="Page_20_Number"><text:span text:style-name="T8">Diagrama de Transição de Estados – Classe ALUNO</text:span></text:span></text:p>
        </text:list-item>
        <text:list-item>
          <text:p text:style-name="P9"><text:span text:style-name="T4">Figura 12 – </text:span><text:span text:style-name="Page_20_Number"><text:span text:style-name="T8">Diagrama de Transição de Estados – Classe PRÉ-INSCRIÇÃO</text:span></text:span></text:p>
        </text:list-item>
        <text:list-item>
          <text:p text:style-name="P9"><text:span text:style-name="T4">Figura 13 – </text:span><text:span text:style-name="Page_20_Number"><text:span text:style-name="T8">Diagrama de Transição de Estados – Classe ESTÁGIO</text:span></text:span></text:p>
        </text:list-item>
        <text:list-item>
          <text:p text:style-name="P9"><text:span text:style-name="T4">Figura 14 – </text:span><text:span text:style-name="Page_20_Number"><text:span text:style-name="T8">Diagrama de Transição de Estados – Classe GRADE</text:span></text:span></text:p>
        </text:list-item>
        <text:list-item>
          <text:p text:style-name="P9"><text:span text:style-name="T4">Figura 15 – </text:span><text:span text:style-name="Page_20_Number"><text:span text:style-name="T8">Diagrama de Transição de Estados – Classe DISCIPLINA</text:span></text:span></text:p>
        </text:list-item>
        <text:list-item>
          <text:p text:style-name="P9"><text:span text:style-name="T4">Figura 16 – </text:span><text:span text:style-name="Page_20_Number"><text:span text:style-name="T8">Diagrama de Transição de Estados – Classe EMPRESA</text:span></text:span></text:p>
        </text:list-item>
        <text:list-item>
          <text:p text:style-name="P9"><text:span text:style-name="T4">Figura 17 – </text:span><text:span text:style-name="Page_20_Number"><text:span text:style-name="T8">Diagrama de Transição de Estados – Classe AVALIAÇÃO</text:span></text:span></text:p>
        </text:list-item>
        <text:list-item>
          <text:p text:style-name="P9"><text:span text:style-name="T4">Figura 18 – </text:span><text:span text:style-name="Page_20_Number"><text:span text:style-name="T8">Diagrama de Transição de Estados – Classe INSCRIÇÃO</text:span></text:span></text:p>
        </text:list-item>
        <text:list-item>
          <text:p text:style-name="P9"><text:span text:style-name="T4">Figura 19 – </text:span><text:span text:style-name="Page_20_Number"><text:span text:style-name="T8">Diagrama de Transição de Estados – Classe USUÁRIO</text:span></text:span><text:span text:style-name="T4"> </text:span></text:p>
        </text:list-item>
        <text:list-item>
          <text:p text:style-name="P9"><text:span text:style-name="T1">Figura 20 – </text:span>Diagrama de Seqüência – Evento 1</text:p>
        </text:list-item>
        <text:list-item>
          <text:p text:style-name="P9"><text:span text:style-name="T1">Figura 21 – </text:span>Diagrama de Seqüência – Evento 2</text:p>
        </text:list-item>
        <text:list-item>
          <text:p text:style-name="P9"><text:span text:style-name="T1">Figura 22 – </text:span>Diagrama de Seqüência – Evento 3</text:p>
        </text:list-item>
        <text:list-item>
          <text:p text:style-name="P9"><text:span text:style-name="T1">Figura 23 – </text:span>Diagrama de Seqüência – Evento 4</text:p>
        </text:list-item>
        <text:list-item>
          <text:p text:style-name="P9"><text:span text:style-name="T1">Figura 24 – </text:span>Diagrama de Seqüência – Evento 5</text:p>
        </text:list-item>
        <text:list-item>
          <text:p text:style-name="P9"><text:span text:style-name="T1">Figura 25 – </text:span>Diagrama de Seqüência – Evento 6</text:p>
        </text:list-item>
        <text:list-item>
          <text:p text:style-name="P9"><text:span text:style-name="T1">Figura 26 – </text:span>Diagrama de Seqüência – Evento 7</text:p>
        </text:list-item>
        <text:list-item>
          <text:p text:style-name="P9"><text:span text:style-name="T1">Figura 27 – </text:span>Diagrama de Seqüência – Evento 8</text:p>
        </text:list-item>
        <text:list-item>
          <text:p text:style-name="P9"><text:span text:style-name="T1">Figura 28 – </text:span>Diagrama de Seqüência – Evento 9</text:p>
        </text:list-item>
        <text:list-item>
          <text:p text:style-name="P9"><text:span text:style-name="T1">Figura 29 – </text:span>Diagrama de Seqüência – Evento 10</text:p>
        </text:list-item>
        <text:list-item>
          <text:p text:style-name="P9"><text:soft-page-break/><text:span text:style-name="T1">Figura 30 – </text:span>Diagrama de Seqüência – Evento 11</text:p>
        </text:list-item>
        <text:list-item>
          <text:p text:style-name="P9"><text:span text:style-name="T1">Figura 31 – </text:span>Diagrama de Seqüência – Evento 12</text:p>
        </text:list-item>
        <text:list-item>
          <text:p text:style-name="P9"><text:span text:style-name="T1">Figura 32 – </text:span>Diagrama de Seqüência – Evento 13</text:p>
        </text:list-item>
        <text:list-item>
          <text:p text:style-name="P9"><text:span text:style-name="T1">Figura 33 – </text:span>Diagrama de Seqüência – Evento 14</text:p>
        </text:list-item>
        <text:list-item>
          <text:p text:style-name="P9"><text:span text:style-name="T1">Figura 34 – </text:span>Diagrama de Seqüência – Evento 15</text:p>
        </text:list-item>
        <text:list-item>
          <text:p text:style-name="P9"><text:span text:style-name="T1">Figura 35 – </text:span>Diagrama de Seqüência – Evento 16</text:p>
        </text:list-item>
        <text:list-item>
          <text:p text:style-name="P9"><text:span text:style-name="T1">Figura 36 – </text:span>Diagrama de Seqüência – Evento 17</text:p>
        </text:list-item>
        <text:list-item>
          <text:p text:style-name="P9"><text:span text:style-name="T1">Figura 37 – </text:span>Diagrama de Seqüência – Evento 18</text:p>
        </text:list-item>
        <text:list-item>
          <text:p text:style-name="P9"><text:span text:style-name="T1">Figura 38 – </text:span>Diagrama de Seqüência – Evento 19</text:p>
        </text:list-item>
        <text:list-item>
          <text:p text:style-name="P9"><text:span text:style-name="T1">Figura 39 – </text:span>Diagrama de Seqüência – Evento 20</text:p>
        </text:list-item>
        <text:list-item>
          <text:p text:style-name="P9"><text:span text:style-name="T1">Figura 40 – </text:span>Diagrama de Seqüência – Evento 21</text:p>
        </text:list-item>
        <text:list-item>
          <text:p text:style-name="P9"><text:span text:style-name="T1">Figura 41 – </text:span>Diagrama de Seqüência – Evento 22</text:p>
        </text:list-item>
        <text:list-item>
          <text:p text:style-name="P9"><text:span text:style-name="T1">Figura 42 – </text:span>Diagrama de Seqüência – Evento 23</text:p>
        </text:list-item>
        <text:list-item>
          <text:p text:style-name="P9"><text:span text:style-name="T1">Figura 43 – </text:span>Diagrama de Seqüência – Evento 24</text:p>
        </text:list-item>
        <text:list-item>
          <text:p text:style-name="P9"><text:span text:style-name="T1">Figura 44 – </text:span>Diagrama de Seqüência – Evento 25</text:p>
        </text:list-item>
        <text:list-item>
          <text:p text:style-name="P9"><text:span text:style-name="T1">Figura 45 – </text:span>Diagrama de Seqüência – Evento 26</text:p>
        </text:list-item>
        <text:list-item>
          <text:p text:style-name="P9"><text:span text:style-name="T1">Figura 46 – </text:span>Diagrama de Seqüência – Evento 27</text:p>
        </text:list-item>
        <text:list-item>
          <text:p text:style-name="P9"><text:span text:style-name="T1">Figura 47 – </text:span>Diagrama de Seqüência – Evento 28</text:p>
        </text:list-item>
        <text:list-item>
          <text:p text:style-name="P9"><text:span text:style-name="T1">Figura 48 – </text:span>Diagrama de Seqüência – Evento 29</text:p>
        </text:list-item>
        <text:list-item>
          <text:p text:style-name="P9"><text:span text:style-name="T1">Figura 49 – </text:span>Diagrama de Seqüência – Evento 30</text:p>
        </text:list-item>
        <text:list-item>
          <text:p text:style-name="P9"><text:span text:style-name="T1">Figura 50 – </text:span>Diagrama de Seqüência – Evento 31</text:p>
        </text:list-item>
        <text:list-item>
          <text:p text:style-name="P9"><text:span text:style-name="T1">Figura 51 – </text:span>Diagrama de Seqüência – Evento 32</text:p>
        </text:list-item>
        <text:list-item>
          <text:p text:style-name="P9"><text:span text:style-name="T1">Figura 52 – </text:span>Diagrama de Seqüência – Evento 33</text:p>
        </text:list-item>
        <text:list-item>
          <text:p text:style-name="P9"><text:span text:style-name="T1">Figura 53 – </text:span>Diagrama de Seqüência – Evento 34</text:p>
        </text:list-item>
        <text:list-item>
          <text:p text:style-name="P9"><text:span text:style-name="T1">Figura 54 – </text:span>Diagrama de Seqüência – Evento 35</text:p>
        </text:list-item>
        <text:list-item>
          <text:p text:style-name="P9"><text:span text:style-name="T1">Figura 55 – </text:span>Diagrama de Seqüência – Evento 36</text:p>
        </text:list-item>
        <text:list-item>
          <text:p text:style-name="P9"><text:span text:style-name="T1">Figura 56 – </text:span>Diagrama de Seqüência – Evento 37</text:p>
        </text:list-item>
        <text:list-item>
          <text:p text:style-name="P9"><text:span text:style-name="T1">Figura 57 – </text:span>Diagrama de Seqüência – Evento 38</text:p>
        </text:list-item>
        <text:list-item>
          <text:p text:style-name="P9"><text:span text:style-name="T1">Figura 58 – </text:span>Diagrama de Seqüência – Evento 39</text:p>
        </text:list-item>
        <text:list-item>
          <text:p text:style-name="P9"><text:span text:style-name="T1">Figura 59 – </text:span>Diagrama de Seqüência – Evento 40</text:p>
        </text:list-item>
        <text:list-item>
          <text:p text:style-name="P9"><text:soft-page-break/><text:span text:style-name="T1">Figura 60 – </text:span>Diagrama de Seqüência – Evento 41</text:p>
        </text:list-item>
        <text:list-item>
          <text:p text:style-name="P9"><text:span text:style-name="T1">Figura 61 – </text:span>Diagrama de Classe de Projeto – Gerenciamento de Informações Acadêmicas</text:p>
        </text:list-item>
        <text:list-item>
          <text:p text:style-name="P9"><text:span text:style-name="T1">Figura 62 – </text:span>Diagrama de Classe de Projeto – Mural de Estágios</text:p>
        </text:list-item>
        <text:list-item>
          <text:p text:style-name="P9"><text:span text:style-name="T1">Figura 63 – </text:span>Diagrama de Classe de Projeto – Consultas Parametrizadas das Avaliações</text:p>
        </text:list-item>
        <text:list-item>
          <text:p text:style-name="P9"><text:span text:style-name="T1">Figura 64 – </text:span>Diagrama de Classe de Projeto – Consultas Parametrizadas das Freqüências</text:p>
        </text:list-item>
        <text:list-item>
          <text:p text:style-name="P9"><text:span text:style-name="T1">Figura 65 – </text:span>Diagrama de Estrutura de Dados – Gerenciamento de Informações Acadêmicas</text:p>
        </text:list-item>
        <text:list-item>
          <text:p text:style-name="P9"><text:span text:style-name="T1">Figura 66 – </text:span>Diagrama de Estrutura de Dados – Mural de Estágios</text:p>
        </text:list-item>
        <text:list-item>
          <text:p text:style-name="P9"><text:span text:style-name="T1">Figura 67 – </text:span>Diagrama de Estrutura de Dados – Consultas Parametrizadas das Avaliações</text:p>
        </text:list-item>
        <text:list-item>
          <text:p text:style-name="P9"><text:span text:style-name="T1">Figura 68 – </text:span>Diagrama de Estrutura de Dados – Consultas Parametrizadas das Freqüências</text:p>
        </text:list-item>
        <text:list-item>
          <text:p text:style-name="P9"><text:span text:style-name="T1">Figura 69 – </text:span>Diagrama Físico – Gerenciamento de Informações Acadêmicas</text:p>
        </text:list-item>
        <text:list-item>
          <text:p text:style-name="P9"><text:span text:style-name="T1">Figura 70 – </text:span>Diagrama Físico – Mural de Estágios</text:p>
        </text:list-item>
        <text:list-item>
          <text:p text:style-name="P9"><text:span text:style-name="T1">Figura 71 – </text:span>Diagrama Físico – Consultas Parametrizadas das Avaliações</text:p>
        </text:list-item>
        <text:list-item>
          <text:p text:style-name="P9"><text:span text:style-name="T1">Figura 72 – </text:span>Diagrama Físico – Consultas Parametrizadas das Freqüências</text:p>
        </text:list-item>
        <text:list-item>
          <text:p text:style-name="P9"><text:span text:style-name="T1">Figura 73 – </text:span>Economias Geradas com a Implementação do Software Livre – Banco do Brasil</text:p>
        </text:list-item>
        <text:list-item>
          <text:p text:style-name="P9"><text:span text:style-name="T1">Figura 74 – </text:span>Redmine – <text:s/>Tela Inicial</text:p>
        </text:list-item>
        <text:list-item>
          <text:p text:style-name="P9"><text:span text:style-name="T1">Figura 75 – </text:span>Redmine – <text:s/>Gráfico de Gantt</text:p>
        </text:list-item>
        <text:list-item>
          <text:p text:style-name="P9"><text:span text:style-name="T1">Figura 76 – </text:span>Redmine – <text:s/>Lista de <text:span text:style-name="T2">Tickets</text:span></text:p>
        </text:list-item>
        <text:list-item>
          <text:p text:style-name="P9"><text:span text:style-name="T1">Figura 77 – </text:span>Redmine – <text:s/><text:span text:style-name="T3">Informativo de um </text:span><text:span text:style-name="T2">Ticket</text:span></text:p>
        </text:list-item>
        <text:list-item>
          <text:p text:style-name="P9"><text:span text:style-name="T1">Figura 78 – </text:span>Git – Árvore de <text:span text:style-name="T2">Commits</text:span></text:p>
        </text:list-item>
        <text:list-item>
          <text:p text:style-name="P9"><text:span text:style-name="T1">Figura 79 – </text:span>GitHub – <text:span text:style-name="T2">Source</text:span><text:span text:style-name="T3"> do Projeto Innova</text:span></text:p>
        </text:list-item>
        <text:list-item>
          <text:p text:style-name="P9"><text:span text:style-name="T4">Figura 80 </text:span><text:span text:style-name="T3">– Disciplinas do PU</text:span></text:p>
        </text:list-item>
      </text:list>
      <text:p text:style-name="P4">Lista de Tabelas</text:p>
      <text:list xml:id="list31255429" text:style-name="L3">
        <text:list-item>
          <text:p text:style-name="P7"><text:span text:style-name="T1">Tabela 1</text:span><text:span text:style-name="T13"> </text:span><text:span text:style-name="T12">– Fases do sistema referente à primeira alternativa de implementação.</text:span></text:p>
        </text:list-item>
        <text:list-item>
          <text:p text:style-name="P11"><text:span text:style-name="T10">Tabela 2</text:span><text:span text:style-name="T6"> – Custo de hardware previsto referente à primeira alternativa de implementação.</text:span></text:p>
        </text:list-item>
        <text:list-item>
          <text:p text:style-name="P11"><text:span text:style-name="T10">Tabela 3</text:span><text:span text:style-name="T6"> – Custo de software previsto referente à primeira alternativa de implementação.</text:span></text:p>
        </text:list-item>
        <text:list-item>
          <text:p text:style-name="P11"><text:span text:style-name="T10">Tabela 4</text:span><text:span text:style-name="T6"> – Custo de peopleware previsto referente à primeira alternativa de implementação.</text:span></text:p>
        </text:list-item>
        <text:list-item>
          <text:p text:style-name="P12"><text:span text:style-name="T11">Tabela 5</text:span><text:span text:style-name="T12"> – Fases do sistema referente à segunda alternativa de implementação.</text:span></text:p>
        </text:list-item>
        <text:list-item>
          <text:p text:style-name="P11"><text:span text:style-name="T10">Tabela 6</text:span><text:span text:style-name="T6"> – Custo de hardware previsto referente à segunda alternativa de implementação.</text:span></text:p>
        </text:list-item>
        <text:list-item>
          <text:p text:style-name="P11"><text:span text:style-name="T10">Tabela 7 </text:span><text:span text:style-name="T6">– Custo de software previsto referente à segunda alternativa de implementação.</text:span></text:p>
        </text:list-item>
        <text:list-item>
          <text:p text:style-name="P11"><text:span text:style-name="T10">Tabela 8 </text:span><text:span text:style-name="T6">– Custo de peopleware previsto referente à segunda alternativa de implementação.</text:span></text:p>
        </text:list-item>
        <text:list-item>
          <text:p text:style-name="P12"><text:span text:style-name="T11">Tabela 9</text:span><text:span text:style-name="T12"> – Fases do sistema referente à terceira alternativa de implementação.</text:span></text:p>
        </text:list-item>
        <text:list-item>
          <text:p text:style-name="P11"><text:span text:style-name="T10">Tabela 10</text:span><text:span text:style-name="T6"> – Custo de hardware previsto referente à terceira alternativa de implementação.</text:span></text:p>
        </text:list-item>
        <text:list-item>
          <text:p text:style-name="P11"><text:span text:style-name="T10">Tabela 11</text:span><text:span text:style-name="T6"> – Custo de software previsto referente à terceira alternativa de implementação.</text:span></text:p>
        </text:list-item>
        <text:list-item>
          <text:p text:style-name="P11"><text:span text:style-name="T10">Tabela 12 </text:span><text:span text:style-name="T6">– Custo de peopleware previsto referente à terceira alternativa de implementação.</text:span></text:p>
        </text:list-item>
        <text:list-item>
          <text:p text:style-name="P11"><text:span text:style-name="T10">Tabela 13 </text:span><text:span text:style-name="T6">– Lista de Eventos do Sistema.</text:span></text:p>
        </text:list-item>
        <text:list-item>
          <text:p text:style-name="P11"><text:span text:style-name="T10">Tabela</text:span><text:span text:style-name="T7"> </text:span><text:span text:style-name="T10">14</text:span><text:span text:style-name="T7"> </text:span><text:span text:style-name="T6">– Dicionário de Objetos – Tabela </text:span><text:span text:style-name="Page_20_Number"><text:span text:style-name="T9">Users – Atributos</text:span></text:span></text:p>
        </text:list-item>
        <text:list-item>
          <text:p text:style-name="P11"><text:span text:style-name="T10">Tabela</text:span><text:span text:style-name="T7"> </text:span><text:span text:style-name="T10">15</text:span><text:span text:style-name="T7"> </text:span><text:span text:style-name="T6">– Dicionário de Objetos – Tabela </text:span><text:span text:style-name="Page_20_Number"><text:span text:style-name="T9">Users – Métodos</text:span></text:span></text:p>
        </text:list-item>
        <text:list-item>
          <text:p text:style-name="P11"><text:span text:style-name="T10">Tabela</text:span><text:span text:style-name="T7"> </text:span><text:span text:style-name="T10">16</text:span><text:span text:style-name="T7"> </text:span><text:span text:style-name="T6">– Dicionário de Objetos – Tabela </text:span><text:span text:style-name="Page_20_Number"><text:span text:style-name="T9">Roles – Atributos</text:span></text:span></text:p>
        </text:list-item>
        <text:list-item>
          <text:p text:style-name="P11"><text:span text:style-name="T10">Tabela</text:span><text:span text:style-name="T7"> </text:span><text:span text:style-name="T10">17</text:span><text:span text:style-name="T7"> </text:span><text:span text:style-name="T6">– Dicionário de Objetos – Tabela </text:span><text:span text:style-name="Page_20_Number"><text:span text:style-name="T9">Roles – Métodos</text:span></text:span></text:p>
        </text:list-item>
        <text:list-item>
          <text:p text:style-name="P11"><text:span text:style-name="T10">Tabela</text:span><text:span text:style-name="T7"> </text:span><text:span text:style-name="T10">18</text:span><text:span text:style-name="T7"> </text:span><text:span text:style-name="T6">– Dicionário de Objetos – Tabela </text:span><text:span text:style-name="Page_20_Number"><text:span text:style-name="T9">Permissions – Atributos</text:span></text:span></text:p>
        </text:list-item>
        <text:list-item>
          <text:p text:style-name="P11"><text:span text:style-name="T10">Tabela</text:span><text:span text:style-name="T7"> </text:span><text:span text:style-name="T10">19</text:span><text:span text:style-name="T7"> </text:span><text:span text:style-name="T6">– Dicionário de Objetos – Tabela </text:span><text:span text:style-name="Page_20_Number"><text:span text:style-name="T9">Documents – Atributos</text:span></text:span></text:p>
        </text:list-item>
        <text:list-item>
          <text:p text:style-name="P11"><text:span text:style-name="T10">Tabela</text:span><text:span text:style-name="T7"> </text:span><text:span text:style-name="T10">20</text:span><text:span text:style-name="T7"> </text:span><text:span text:style-name="T6">– Dicionário de Objetos – Tabela </text:span><text:span text:style-name="Page_20_Number"><text:span text:style-name="T9">Documents – Métodos</text:span></text:span></text:p>
        </text:list-item>
        <text:list-item>
          <text:p text:style-name="P11"><text:span text:style-name="T10">Tabela</text:span><text:span text:style-name="T7"> </text:span><text:span text:style-name="T10">21</text:span><text:span text:style-name="T7"> </text:span><text:span text:style-name="T6">– Dicionário de Objetos – Tabela </text:span><text:span text:style-name="Page_20_Number"><text:span text:style-name="T9">Identities – Atributos</text:span></text:span></text:p>
        </text:list-item>
        <text:list-item>
          <text:p text:style-name="P11"><text:span text:style-name="T10">Tabela</text:span><text:span text:style-name="T7"> </text:span><text:span text:style-name="T10">22</text:span><text:span text:style-name="T7"> </text:span><text:span text:style-name="T6">– Dicionário de Objetos – Tabela </text:span><text:span text:style-name="Page_20_Number"><text:span text:style-name="T9">Phones – Atributos</text:span></text:span></text:p>
        </text:list-item>
        <text:list-item>
          <text:p text:style-name="P11"><text:span text:style-name="T10">Tabela</text:span><text:span text:style-name="T7"> </text:span><text:span text:style-name="T10">23</text:span><text:span text:style-name="T7"> </text:span><text:span text:style-name="T6">– Dicionário de Objetos – Tabela </text:span><text:span text:style-name="Page_20_Number"><text:span text:style-name="T9">Locations – Atributos</text:span></text:span></text:p>
        </text:list-item>
        <text:list-item>
          <text:p text:style-name="P11"><text:span text:style-name="T10">Tabela</text:span><text:span text:style-name="T7"> </text:span><text:span text:style-name="T10">24</text:span><text:span text:style-name="T7"> </text:span><text:span text:style-name="T6">– Dicionário de Objetos – Tabela </text:span><text:span text:style-name="Page_20_Number"><text:span text:style-name="T9">Publications – Atributos</text:span></text:span></text:p>
        </text:list-item>
        <text:list-item>
          <text:p text:style-name="P11"><text:span text:style-name="T10">Tabela</text:span><text:span text:style-name="T7"> </text:span><text:span text:style-name="T10">25</text:span><text:span text:style-name="T7"> </text:span><text:span text:style-name="T6">– Dicionário de Objetos – Tabela </text:span><text:span text:style-name="Page_20_Number"><text:span text:style-name="T9">Courses – Atributos</text:span></text:span></text:p>
        </text:list-item>
        <text:list-item>
          <text:p text:style-name="P11"><text:span text:style-name="T10">Tabela</text:span><text:span text:style-name="T7"> </text:span><text:span text:style-name="T10">26</text:span><text:span text:style-name="T7"> </text:span><text:span text:style-name="T6">– Dicionário de Objetos – Tabela </text:span><text:span text:style-name="Page_20_Number"><text:span text:style-name="T9">Courses – Métodos</text:span></text:span></text:p>
        </text:list-item>
        <text:list-item>
          <text:p text:style-name="P11"><text:span text:style-name="T10">Tabela</text:span><text:span text:style-name="T7"> </text:span><text:span text:style-name="T10">27</text:span><text:span text:style-name="T7"> </text:span><text:span text:style-name="T6">– Dicionário de Objetos – Tabela </text:span><text:span text:style-name="Page_20_Number"><text:span text:style-name="T9">Discipline_Grids – Atributos</text:span></text:span></text:p>
        </text:list-item>
        <text:list-item>
          <text:p text:style-name="P11"><text:span text:style-name="T10">Tabela</text:span><text:span text:style-name="T7"> </text:span><text:span text:style-name="T10">28</text:span><text:span text:style-name="T7"> </text:span><text:span text:style-name="T6">– Dicionário de Objetos – Tabela </text:span><text:span text:style-name="Page_20_Number"><text:span text:style-name="T9">Discipline_Grids – Métodos</text:span></text:span></text:p>
        </text:list-item>
        <text:list-item>
          <text:p text:style-name="P11"><text:soft-page-break/><text:span text:style-name="T10">Tabela</text:span><text:span text:style-name="T7"> </text:span><text:span text:style-name="T10">29</text:span><text:span text:style-name="T7"> </text:span><text:span text:style-name="T6">– Dicionário de Objetos – Tabela </text:span><text:span text:style-name="Page_20_Number"><text:span text:style-name="T9">Disciplines – Atributos</text:span></text:span></text:p>
        </text:list-item>
        <text:list-item>
          <text:p text:style-name="P11"><text:span text:style-name="T10">Tabela</text:span><text:span text:style-name="T7"> </text:span><text:span text:style-name="T10">30</text:span><text:span text:style-name="T7"> </text:span><text:span text:style-name="T6">– Dicionário de Objetos – Tabela </text:span><text:span text:style-name="Page_20_Number"><text:span text:style-name="T9">Disciplines – Métodos</text:span></text:span></text:p>
        </text:list-item>
        <text:list-item>
          <text:p text:style-name="P11"><text:span text:style-name="T10">Tabela</text:span><text:span text:style-name="T7"> </text:span><text:span text:style-name="T10">31</text:span><text:span text:style-name="T7"> </text:span><text:span text:style-name="T6">– Dicionário de Objetos – Tabela Prerequisites – Atributos</text:span></text:p>
        </text:list-item>
        <text:list-item>
          <text:p text:style-name="P11"><text:span text:style-name="T10">Tabela</text:span><text:span text:style-name="T7"> </text:span><text:span text:style-name="T10">32</text:span><text:span text:style-name="T7"> </text:span><text:span text:style-name="T6">– Dicionário de Objetos – Tabela Prerequisites – Métodos</text:span></text:p>
        </text:list-item>
        <text:list-item>
          <text:p text:style-name="P11"><text:span text:style-name="T10">Tabela</text:span><text:span text:style-name="T7"> </text:span><text:span text:style-name="T10">33</text:span><text:span text:style-name="T7"> </text:span><text:span text:style-name="T6">– Dicionário de Objetos – Tabela Resume of Disciplines – Atributos</text:span></text:p>
        </text:list-item>
        <text:list-item>
          <text:p text:style-name="P11"><text:span text:style-name="T10">Tabela</text:span><text:span text:style-name="T7"> </text:span><text:span text:style-name="T10">34</text:span><text:span text:style-name="T7"> </text:span><text:span text:style-name="T6">– Dicionário de Objetos – Tabela Resume of Disciplines – Métodos</text:span></text:p>
        </text:list-item>
        <text:list-item>
          <text:p text:style-name="P11"><text:span text:style-name="T10">Tabela</text:span><text:span text:style-name="T7"> </text:span><text:span text:style-name="T10">35</text:span><text:span text:style-name="T7"> </text:span><text:span text:style-name="T6">– Dicionário de Objetos – Tabela Descriptions – Atributos</text:span></text:p>
        </text:list-item>
        <text:list-item>
          <text:p text:style-name="P11"><text:span text:style-name="T10">Tabela</text:span><text:span text:style-name="T7"> </text:span><text:span text:style-name="T10">36</text:span><text:span text:style-name="T7"> </text:span><text:span text:style-name="T6">– Dicionário de Objetos – Tabela Contents – Atributos</text:span></text:p>
        </text:list-item>
        <text:list-item>
          <text:p text:style-name="P11"><text:span text:style-name="T10">Tabela</text:span><text:span text:style-name="T7"> </text:span><text:span text:style-name="T10">37</text:span><text:span text:style-name="T7"> </text:span><text:span text:style-name="T6">– Dicionário de Objetos – Tabela Contents – Métodos</text:span></text:p>
        </text:list-item>
        <text:list-item>
          <text:p text:style-name="P11"><text:span text:style-name="T10">Tabela</text:span><text:span text:style-name="T7"> </text:span><text:span text:style-name="T10">38</text:span><text:span text:style-name="T7"> </text:span><text:span text:style-name="T6">– Dicionário de Objetos – Tabela Exams – Atributos</text:span></text:p>
        </text:list-item>
        <text:list-item>
          <text:p text:style-name="P11"><text:span text:style-name="T10">Tabela</text:span><text:span text:style-name="T7"> </text:span><text:span text:style-name="T10">39</text:span><text:span text:style-name="T7"> </text:span><text:span text:style-name="T6">– Dicionário de Objetos – Tabela Exams – Métodos</text:span></text:p>
        </text:list-item>
        <text:list-item>
          <text:p text:style-name="P11"><text:span text:style-name="T10">Tabela</text:span><text:span text:style-name="T7"> </text:span><text:span text:style-name="T10">40</text:span><text:span text:style-name="T7"> </text:span><text:span text:style-name="T6">– Dicionário de Objetos – Tabela User_Exams – Atributos</text:span></text:p>
        </text:list-item>
        <text:list-item>
          <text:p text:style-name="P11"><text:span text:style-name="T10">Tabela</text:span><text:span text:style-name="T7"> </text:span><text:span text:style-name="T10">41</text:span><text:span text:style-name="T7"> </text:span><text:span text:style-name="T6">– Dicionário de Objetos – Tabela User_Exams – Métodos</text:span></text:p>
        </text:list-item>
        <text:list-item>
          <text:p text:style-name="P11"><text:span text:style-name="T10">Tabela</text:span><text:span text:style-name="T7"> </text:span><text:span text:style-name="T10">42</text:span><text:span text:style-name="T7"> </text:span><text:span text:style-name="T6">– Dicionário de Objetos – Tabela Groups – Atributos</text:span></text:p>
        </text:list-item>
        <text:list-item>
          <text:p text:style-name="P11"><text:span text:style-name="T10">Tabela</text:span><text:span text:style-name="T7"> </text:span><text:span text:style-name="T10">43</text:span><text:span text:style-name="T7"> </text:span><text:span text:style-name="T6">– Dicionário de Objetos – Tabela Groups – Métodos</text:span></text:p>
        </text:list-item>
        <text:list-item>
          <text:p text:style-name="P11"><text:span text:style-name="T10">Tabela</text:span><text:span text:style-name="T7"> </text:span><text:span text:style-name="T10">44</text:span><text:span text:style-name="T7"> </text:span><text:span text:style-name="T6">– Dicionário de Objetos – Tabela Calendars – Atributos</text:span></text:p>
        </text:list-item>
        <text:list-item>
          <text:p text:style-name="P11"><text:span text:style-name="T10">Tabela</text:span><text:span text:style-name="T7"> </text:span><text:span text:style-name="T10">45</text:span><text:span text:style-name="T7"> </text:span><text:span text:style-name="T6">– Dicionário de Objetos – Tabela Allocations – Atributos</text:span></text:p>
        </text:list-item>
        <text:list-item>
          <text:p text:style-name="P11"><text:span text:style-name="T10">Tabela</text:span><text:span text:style-name="T7"> </text:span><text:span text:style-name="T10">46</text:span><text:span text:style-name="T7"> </text:span><text:span text:style-name="T6">– Dicionário de Objetos – Tabela Allocations – Métodos</text:span></text:p>
        </text:list-item>
        <text:list-item>
          <text:p text:style-name="P11"><text:span text:style-name="T10">Tabela</text:span><text:span text:style-name="T7"> </text:span><text:span text:style-name="T10">47</text:span><text:span text:style-name="T7"> </text:span><text:span text:style-name="T6">– Dicionário de Objetos – Tabela Resources – Atributos</text:span></text:p>
        </text:list-item>
        <text:list-item>
          <text:p text:style-name="P11"><text:span text:style-name="T10">Tabela</text:span><text:span text:style-name="T7"> </text:span><text:span text:style-name="T10">48</text:span><text:span text:style-name="T7"> </text:span><text:span text:style-name="T6">– Dicionário de Objetos – Tabela Resources – Métodos</text:span></text:p>
        </text:list-item>
        <text:list-item>
          <text:p text:style-name="P11"><text:span text:style-name="T10">Tabela</text:span><text:span text:style-name="T7"> </text:span><text:span text:style-name="T10">49</text:span><text:span text:style-name="T7"> </text:span><text:span text:style-name="T6">– Dicionário de Objetos – Tabela Registrations – Atributos</text:span></text:p>
        </text:list-item>
        <text:list-item>
          <text:p text:style-name="P11"><text:span text:style-name="T10">Tabela</text:span><text:span text:style-name="T7"> </text:span><text:span text:style-name="T10">50</text:span><text:span text:style-name="T7"> </text:span><text:span text:style-name="T6">– Dicionário de Objetos – Tabela Registrations – Métodos</text:span></text:p>
        </text:list-item>
        <text:list-item>
          <text:p text:style-name="P11"><text:span text:style-name="T10">Tabela</text:span><text:span text:style-name="T7"> </text:span><text:span text:style-name="T10">51</text:span><text:span text:style-name="T7"> </text:span><text:span text:style-name="T6">– Dicionário de Objetos – Tabela Frequencies – Atributos</text:span></text:p>
        </text:list-item>
        <text:list-item>
          <text:p text:style-name="P11"><text:span text:style-name="T10">Tabela</text:span><text:span text:style-name="T7"> </text:span><text:span text:style-name="T10">52</text:span><text:span text:style-name="T7"> </text:span><text:span text:style-name="T6">– Dicionário de Objetos – Tabela Frequencies – Métodos</text:span></text:p>
        </text:list-item>
        <text:list-item>
          <text:p text:style-name="P11"><text:span text:style-name="T10">Tabela</text:span><text:span text:style-name="T7"> </text:span><text:span text:style-name="T10">53</text:span><text:span text:style-name="T7"> </text:span><text:span text:style-name="T6">– Dicionário de Objetos – Tabela Releases – Atributos</text:span></text:p>
        </text:list-item>
        <text:list-item>
          <text:p text:style-name="P11"><text:span text:style-name="T10">Tabela</text:span><text:span text:style-name="T7"> </text:span><text:span text:style-name="T10">54</text:span><text:span text:style-name="T7"> </text:span><text:span text:style-name="T6">– Dicionário de Objetos – Tabela Releases – Métodos</text:span></text:p>
        </text:list-item>
        <text:list-item>
          <text:p text:style-name="P11"><text:span text:style-name="T10">Tabela</text:span><text:span text:style-name="T7"> </text:span><text:span text:style-name="T10">55</text:span><text:span text:style-name="T7"> </text:span><text:span text:style-name="T6">– Dicionário de Objetos – Tabela Files – Atributos</text:span></text:p>
        </text:list-item>
        <text:list-item>
          <text:p text:style-name="P11"><text:span text:style-name="T10">Tabela</text:span><text:span text:style-name="T7"> </text:span><text:span text:style-name="T10">56</text:span><text:span text:style-name="T7"> </text:span><text:span text:style-name="T6">– Dicionário de Objetos – Tabela Files – Métodos</text:span></text:p>
        </text:list-item>
        <text:list-item>
          <text:p text:style-name="P11"><text:span text:style-name="T10">Tabela</text:span><text:span text:style-name="T7"> </text:span><text:span text:style-name="T10">57</text:span><text:span text:style-name="T7"> </text:span><text:span text:style-name="T6">– Dicionário de Objetos – Tabela Institutions – Atributos</text:span></text:p>
        </text:list-item>
        <text:list-item>
          <text:p text:style-name="P11"><text:span text:style-name="T10">Tabela</text:span><text:span text:style-name="T7"> </text:span><text:span text:style-name="T10">58</text:span><text:span text:style-name="T7"> </text:span><text:span text:style-name="T6">– Dicionário de Objetos – Tabela Institutions – Métodos</text:span></text:p>
        </text:list-item>
        <text:list-item>
          <text:p text:style-name="P11"><text:soft-page-break/><text:span text:style-name="T10">Tabela</text:span><text:span text:style-name="T7"> </text:span><text:span text:style-name="T10">59</text:span><text:span text:style-name="T7"> </text:span><text:span text:style-name="T6">– Dicionário de Objetos – Tabela Time_Grids – Atributos</text:span></text:p>
        </text:list-item>
        <text:list-item>
          <text:p text:style-name="P11"><text:span text:style-name="T10">Tabela</text:span><text:span text:style-name="T7"> </text:span><text:span text:style-name="T10">60</text:span><text:span text:style-name="T7"> </text:span><text:span text:style-name="T6">– Dicionário de Objetos – Tabela Times – Atributos</text:span></text:p>
        </text:list-item>
        <text:list-item>
          <text:p text:style-name="P11"><text:span text:style-name="T10">Tabela</text:span><text:span text:style-name="T7"> </text:span><text:span text:style-name="T10">61</text:span><text:span text:style-name="T7"> </text:span><text:span text:style-name="T6">– Dicionário de Objetos – Tabela Days – Atributos</text:span></text:p>
        </text:list-item>
        <text:list-item>
          <text:p text:style-name="P11"><text:span text:style-name="T10">Tabela</text:span><text:span text:style-name="T7"> </text:span><text:span text:style-name="T10">62</text:span><text:span text:style-name="T7"> </text:span><text:span text:style-name="T6">– Dicionário de Objetos – Tabela Rooms – Atributos</text:span></text:p>
        </text:list-item>
        <text:list-item>
          <text:p text:style-name="P11"><text:span text:style-name="T10">Tabela</text:span><text:span text:style-name="T7"> </text:span><text:span text:style-name="T10">63</text:span><text:span text:style-name="T7"> </text:span><text:span text:style-name="T6">– Dicionário de Objetos – Tabela Rooms – Métodos</text:span></text:p>
        </text:list-item>
        <text:list-item>
          <text:p text:style-name="P11"><text:span text:style-name="T10">Tabela</text:span><text:span text:style-name="T7"> </text:span><text:span text:style-name="T10">64</text:span><text:span text:style-name="T7"> </text:span><text:span text:style-name="T6">– Dicionário de Objetos – Tabela Places – Atributos</text:span></text:p>
        </text:list-item>
        <text:list-item>
          <text:p text:style-name="P11"><text:span text:style-name="T10">Tabela</text:span><text:span text:style-name="T7"> </text:span><text:span text:style-name="T10">65</text:span><text:span text:style-name="T7"> </text:span><text:span text:style-name="T6">– Dicionário de Objetos – Tabela Places – Métodos</text:span></text:p>
        </text:list-item>
        <text:list-item>
          <text:p text:style-name="P11"><text:span text:style-name="T10">Tabela</text:span><text:span text:style-name="T7"> </text:span><text:span text:style-name="T10">66</text:span><text:span text:style-name="T7"> </text:span><text:span text:style-name="T6">– Dicionário de Objetos – Tabela Places_Institutions – Atributos</text:span></text:p>
        </text:list-item>
        <text:list-item>
          <text:p text:style-name="P11"><text:span text:style-name="T10">Tabela</text:span><text:span text:style-name="T7"> </text:span><text:span text:style-name="T10">67</text:span><text:span text:style-name="T7"> </text:span><text:span text:style-name="T6">– Dicionário de Objetos – Tabela Places_Institutions – Métodos</text:span></text:p>
        </text:list-item>
        <text:list-item>
          <text:p text:style-name="P11"><text:span text:style-name="T10">Tabela</text:span><text:span text:style-name="T7"> </text:span><text:span text:style-name="T10">68</text:span><text:span text:style-name="T7"> </text:span><text:span text:style-name="T6">– Dicionário de Objetos – Tabela Trainees – Atributos</text:span></text:p>
        </text:list-item>
        <text:list-item>
          <text:p text:style-name="P11"><text:span text:style-name="T10">Tabela</text:span><text:span text:style-name="T7"> </text:span><text:span text:style-name="T10">69</text:span><text:span text:style-name="T7"> </text:span><text:span text:style-name="T6">– Dicionário de Objetos – Tabela Trainees – Métodos</text:span></text:p>
        </text:list-item>
        <text:list-item>
          <text:p text:style-name="P11"><text:span text:style-name="T10">Tabela</text:span><text:span text:style-name="T7"> </text:span><text:span text:style-name="T10">70</text:span><text:span text:style-name="T7"> </text:span><text:span text:style-name="T6">– Dicionário de Objetos – Tabela Roles_Memberships – Atributsos</text:span></text:p>
        </text:list-item>
        <text:list-item>
          <text:p text:style-name="P11"><text:span text:style-name="T10">Tabela</text:span><text:span text:style-name="T7"> </text:span><text:span text:style-name="T10">71</text:span><text:span text:style-name="T7"> </text:span><text:span text:style-name="T6">– Dicionário de Objetos – Tabela Trainees_Act_as_Audited – Atributos</text:span></text:p>
        </text:list-item>
        <text:list-item>
          <text:p text:style-name="P11"><text:span text:style-name="T10">Tabela</text:span><text:span text:style-name="T7"> </text:span><text:span text:style-name="T10">72</text:span><text:span text:style-name="T7"> </text:span><text:span text:style-name="T6">– Dicionário de Objetos – Tabela Railstat – Atributos</text:span></text:p>
        </text:list-item>
        <text:list-item>
          <text:p text:style-name="P11"><text:span text:style-name="T10">Tabela</text:span><text:span text:style-name="T7"> </text:span><text:span text:style-name="T10">73</text:span><text:span text:style-name="T7"> </text:span><text:span text:style-name="T6">– Dicionário de Objetos – Tabela Search_Terms – Atributos</text:span></text:p>
        </text:list-item>
        <text:list-item>
          <text:p text:style-name="P11"><text:span text:style-name="T10">Tabela</text:span><text:span text:style-name="T7"> </text:span><text:span text:style-name="T10">74</text:span><text:span text:style-name="T7"> </text:span><text:span text:style-name="T6">– Dicionário de Objetos – Tabela Ip_Tocs – Atributos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5T11:14:47.35</dc:date>
    <meta:editing-duration>PT00H06M50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7" meta:paragraph-count="178" meta:word-count="2022" meta:character-count="10675"/>
  </office:meta>
</office:document-meta>
</file>